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47.18mm"/>
    </style:style>
    <style:style style:name="co3" style:family="table-column">
      <style:table-column-properties fo:break-before="auto" style:column-width="116.3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 calcext:value-type="string">
            <text:p>BASE ATTRIBUTE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UMBER OF ATTRIBU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m nam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ch condi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m rank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sco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Wicke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al Run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’s ranking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ma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nership scor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diu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ns per ov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x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ur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s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les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ples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m scoring given by 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al score given by 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’s age and experien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ecutive dot ball hi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de got(individual and te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 balls got(individual and te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 runs got(individual and te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 extras if any(individual and te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ition playing (opener or second etc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vious games' score or current f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s to each bow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tnership sc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many overs first bat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may wickets g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many overs for second bat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many wick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as g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as sp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ting average (that game, total care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wling average (that game, total care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mpi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uency of s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uency of fo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rge score at each o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uency of 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ance of the match to the te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ration of each inn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many runs more to win (losing te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many wickets left (winning te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uency of out(based on ru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uency of out(based on tim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uency of out(based on bowl)</text:p>
          </table:table-cell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5:36:21.545445755</meta:creation-date>
    <dc:date>2016-08-29T15:37:28.864973607</dc:date>
    <meta:editing-duration>PT1M8S</meta:editing-duration>
    <meta:editing-cycles>1</meta:editing-cycles>
    <meta:document-statistic meta:table-count="1" meta:cell-count="78" meta:object-count="0"/>
    <meta:generator>LibreOffice/5.1.4.2$Linux_X86_64 LibreOffice_project/10m0$Build-2</meta:generator>
  </office:meta>
</office:document-meta>
</file>